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Apple SD Gothic Neo" svg:font-family="'Apple SD Gothic Ne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P3"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369611" officeooo:paragraph-rsid="00386b35"/>
    </style:style>
    <style:style style:name="P7" style:family="paragraph" style:parent-style-name="Text_20_body">
      <style:text-properties fo:language="en" fo:country="US" officeooo:paragraph-rsid="004262e6"/>
    </style:style>
    <style:style style:name="P8" style:family="paragraph" style:parent-style-name="Text_20_body">
      <style:text-properties fo:language="en" fo:country="US" officeooo:rsid="004b4aa8" officeooo:paragraph-rsid="004b4aa8"/>
    </style:style>
    <style:style style:name="P9" style:family="paragraph" style:parent-style-name="Text_20_body">
      <style:text-properties fo:language="en" fo:country="US" officeooo:rsid="0034d07f" officeooo:paragraph-rsid="0034d07f"/>
    </style:style>
    <style:style style:name="P10" style:family="paragraph" style:parent-style-name="Text_20_body">
      <style:text-properties fo:language="en" fo:country="US" officeooo:rsid="003490ef" officeooo:paragraph-rsid="003490ef"/>
    </style:style>
    <style:style style:name="P11" style:family="paragraph" style:parent-style-name="Text_20_body">
      <style:text-properties fo:language="en" fo:country="US" officeooo:rsid="0037c862" officeooo:paragraph-rsid="0037c862"/>
    </style:style>
    <style:style style:name="P12" style:family="paragraph" style:parent-style-name="Text_20_body">
      <style:text-properties fo:language="en" fo:country="US" officeooo:rsid="0039f73f" officeooo:paragraph-rsid="0039f73f"/>
    </style:style>
    <style:style style:name="P13" style:family="paragraph" style:parent-style-name="Text_20_body">
      <style:text-properties fo:language="en" fo:country="US" officeooo:rsid="0039f73f" officeooo:paragraph-rsid="003d9bd7"/>
    </style:style>
    <style:style style:name="P14" style:family="paragraph" style:parent-style-name="Text_20_body">
      <style:text-properties fo:color="#336633" fo:font-size="14pt" fo:language="en" fo:country="US" style:font-size-asian="14pt" style:font-size-complex="14pt"/>
    </style:style>
    <style:style style:name="P15" style:family="paragraph" style:parent-style-name="Text_20_body">
      <style:text-properties officeooo:rsid="0023fda1" officeooo:paragraph-rsid="0023fda1"/>
    </style:style>
    <style:style style:name="P16" style:family="paragraph" style:parent-style-name="Text_20_body">
      <style:text-properties officeooo:rsid="0025c556" officeooo:paragraph-rsid="0025c556"/>
    </style:style>
    <style:style style:name="P17" style:family="paragraph" style:parent-style-name="Text_20_body">
      <style:text-properties officeooo:paragraph-rsid="0025c556"/>
    </style:style>
    <style:style style:name="P18" style:family="paragraph" style:parent-style-name="Text_20_body">
      <style:text-properties officeooo:rsid="0026e570" officeooo:paragraph-rsid="0026e570"/>
    </style:style>
    <style:style style:name="P19" style:family="paragraph" style:parent-style-name="Text_20_body">
      <style:text-properties officeooo:rsid="002c4267" officeooo:paragraph-rsid="002c4267"/>
    </style:style>
    <style:style style:name="P20" style:family="paragraph" style:parent-style-name="Text_20_body">
      <style:text-properties officeooo:rsid="002dd109" officeooo:paragraph-rsid="002dd109"/>
    </style:style>
    <style:style style:name="P21" style:family="paragraph" style:parent-style-name="Text_20_body">
      <style:text-properties officeooo:rsid="002dd142" officeooo:paragraph-rsid="002dd142"/>
    </style:style>
    <style:style style:name="P22" style:family="paragraph" style:parent-style-name="Text_20_body">
      <style:text-properties officeooo:rsid="00312e05" officeooo:paragraph-rsid="00312e05"/>
    </style:style>
    <style:style style:name="P23" style:family="paragraph" style:parent-style-name="Text_20_body">
      <style:text-properties officeooo:rsid="0031aa0c" officeooo:paragraph-rsid="0031aa0c"/>
    </style:style>
    <style:style style:name="P24" style:family="paragraph" style:parent-style-name="Text_20_body">
      <style:text-properties officeooo:rsid="003490ef" officeooo:paragraph-rsid="003490ef"/>
    </style:style>
    <style:style style:name="P25" style:family="paragraph" style:parent-style-name="Text_20_body">
      <style:text-properties officeooo:rsid="0034d07f" officeooo:paragraph-rsid="00386b35"/>
    </style:style>
    <style:style style:name="P26" style:family="paragraph" style:parent-style-name="Text_20_body">
      <style:text-properties officeooo:rsid="00369611" officeooo:paragraph-rsid="00386b35"/>
    </style:style>
    <style:style style:name="P27" style:family="paragraph" style:parent-style-name="Text_20_body">
      <style:text-properties officeooo:rsid="00386d7f" officeooo:paragraph-rsid="00386d7f"/>
    </style:style>
    <style:style style:name="P28" style:family="paragraph" style:parent-style-name="Text_20_body">
      <style:text-properties officeooo:rsid="003d9bd7" officeooo:paragraph-rsid="003d9bd7"/>
    </style:style>
    <style:style style:name="P29" style:family="paragraph" style:parent-style-name="Text_20_body">
      <style:text-properties officeooo:rsid="0040ad1a" officeooo:paragraph-rsid="0040ad1a"/>
    </style:style>
    <style:style style:name="P30" style:family="paragraph" style:parent-style-name="Text_20_body">
      <style:text-properties style:font-name="DejaVu Sans" fo:font-size="10pt" fo:language="en" fo:country="US" officeooo:rsid="001c695a" officeooo:paragraph-rsid="004262e6" style:font-size-asian="10pt" style:font-size-complex="10pt"/>
    </style:style>
    <style:style style:name="P31" style:family="paragraph" style:parent-style-name="Text_20_body">
      <style:text-properties style:font-name="DejaVu Sans" fo:font-size="10pt" fo:language="en" fo:country="US" officeooo:rsid="004b4aa8" officeooo:paragraph-rsid="004c2dee" style:font-size-asian="10pt" style:font-size-complex="10pt"/>
    </style:style>
    <style:style style:name="P32" style:family="paragraph" style:parent-style-name="Text_20_body">
      <style:text-properties officeooo:rsid="004b4aa8" officeooo:paragraph-rsid="004b4aa8"/>
    </style:style>
    <style:style style:name="P33" style:family="paragraph" style:parent-style-name="Text_20_body">
      <style:text-properties officeooo:rsid="004b4aa8" officeooo:paragraph-rsid="004c2dee"/>
    </style:style>
    <style:style style:name="P34" style:family="paragraph" style:parent-style-name="Text_20_body">
      <style:text-properties officeooo:rsid="001fcf2a" officeooo:paragraph-rsid="004b4aa8"/>
    </style:style>
    <style:style style:name="P35" style:family="paragraph" style:parent-style-name="Text_20_body">
      <style:text-properties officeooo:rsid="0051d85e" officeooo:paragraph-rsid="0051d85e"/>
    </style:style>
    <style:style style:name="P36" style:family="paragraph" style:parent-style-name="Text_20_body">
      <style:text-properties officeooo:rsid="005399ec" officeooo:paragraph-rsid="005399ec"/>
    </style:style>
    <style:style style:name="P37" style:family="paragraph" style:parent-style-name="Text_20_body">
      <style:text-properties officeooo:rsid="00552e36" officeooo:paragraph-rsid="00552e36"/>
    </style:style>
    <style:style style:name="P38" style:family="paragraph" style:parent-style-name="Text_20_body">
      <style:text-properties officeooo:paragraph-rsid="00552e36"/>
    </style:style>
    <style:style style:name="P39" style:family="paragraph" style:parent-style-name="Text_20_body">
      <style:text-properties officeooo:paragraph-rsid="0059913a"/>
    </style:style>
    <style:style style:name="P40" style:family="paragraph" style:parent-style-name="Text_20_body">
      <style:paragraph-properties fo:margin-left="0cm" fo:margin-right="0cm" fo:text-indent="0cm" style:auto-text-indent="false"/>
      <style:text-properties fo:language="en" fo:country="US" officeooo:rsid="001fcf2a" officeooo:paragraph-rsid="001fcf2a"/>
    </style:style>
    <style:style style:name="P41" style:family="paragraph" style:parent-style-name="Text_20_body">
      <style:paragraph-properties fo:margin-left="0cm" fo:margin-right="0cm" fo:text-indent="0cm" style:auto-text-indent="false"/>
      <style:text-properties fo:language="en" fo:country="US" officeooo:rsid="001fcf2a" officeooo:paragraph-rsid="0020b327"/>
    </style:style>
    <style:style style:name="P42" style:family="paragraph" style:parent-style-name="Text_20_body">
      <style:paragraph-properties fo:margin-left="0cm" fo:margin-right="0cm" fo:text-indent="0cm" style:auto-text-indent="false"/>
      <style:text-properties officeooo:rsid="0023712a" officeooo:paragraph-rsid="0023712a"/>
    </style:style>
    <style:style style:name="P43"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4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45"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46" style:family="paragraph" style:parent-style-name="Standard">
      <style:text-properties fo:language="en" fo:country="US"/>
    </style:style>
    <style:style style:name="P47" style:family="paragraph" style:parent-style-name="Standard">
      <style:paragraph-properties fo:text-align="center" style:justify-single-word="false"/>
      <style:text-properties fo:language="en" fo:country="US" officeooo:rsid="001c695a" officeooo:paragraph-rsid="001c695a"/>
    </style:style>
    <style:style style:name="P48" style:family="paragraph" style:parent-style-name="Standard">
      <style:text-properties style:font-name="Calibri" fo:font-size="12pt" fo:language="en" fo:country="US" style:font-size-asian="12pt" style:font-size-complex="12pt"/>
    </style:style>
    <style:style style:name="P49" style:family="paragraph" style:parent-style-name="Standard">
      <style:text-properties style:font-name="DejaVu Sans" fo:font-size="10pt" fo:language="en" fo:country="US" officeooo:rsid="001c695a" officeooo:paragraph-rsid="001c695a" style:font-size-asian="10pt" style:font-size-complex="10pt"/>
    </style:style>
    <style:style style:name="P50" style:family="paragraph" style:parent-style-name="Titulo">
      <style:text-properties fo:language="en" fo:country="US"/>
    </style:style>
    <style:style style:name="P5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1c695a"/>
    </style:style>
    <style:style style:name="P5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officeooo:paragraph-rsid="001c695a" style:text-blinking="false" fo:background-color="transparent" style:font-size-asian="12pt" style:font-size-complex="12pt"/>
    </style:style>
    <style:style style:name="P5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officeooo:rsid="001c695a" officeooo:paragraph-rsid="001c695a" style:text-blinking="false" fo:background-color="transparent" style:font-size-asian="12pt" style:font-size-complex="12pt"/>
    </style:style>
    <style:style style:name="P54" style:family="paragraph" style:parent-style-name="Código">
      <style:text-properties officeooo:paragraph-rsid="0020b638"/>
    </style:style>
    <style:style style:name="P55" style:family="paragraph" style:parent-style-name="Código">
      <style:text-properties officeooo:rsid="002d8b6b" officeooo:paragraph-rsid="002d8b6b"/>
    </style:style>
    <style:style style:name="P56" style:family="paragraph" style:parent-style-name="Código">
      <style:text-properties officeooo:rsid="0031aa0c" officeooo:paragraph-rsid="0031aa0c"/>
    </style:style>
    <style:style style:name="P57" style:family="paragraph" style:parent-style-name="Código">
      <style:text-properties officeooo:paragraph-rsid="00386b35"/>
    </style:style>
    <style:style style:name="P58" style:family="paragraph" style:parent-style-name="Código">
      <style:text-properties officeooo:rsid="0039f73f" officeooo:paragraph-rsid="0039f73f"/>
    </style:style>
    <style:style style:name="P59" style:family="paragraph" style:parent-style-name="Código">
      <style:text-properties officeooo:rsid="003ba753" officeooo:paragraph-rsid="003ba753"/>
    </style:style>
    <style:style style:name="P60" style:family="paragraph" style:parent-style-name="Código">
      <style:text-properties officeooo:rsid="003ba753" officeooo:paragraph-rsid="003d9bd7"/>
    </style:style>
    <style:style style:name="P61" style:family="paragraph" style:parent-style-name="Código">
      <style:text-properties officeooo:rsid="003ec129" officeooo:paragraph-rsid="003ec129"/>
    </style:style>
    <style:style style:name="P62" style:family="paragraph" style:parent-style-name="Código">
      <style:text-properties officeooo:paragraph-rsid="00482f4f"/>
    </style:style>
    <style:style style:name="P63" style:family="paragraph" style:parent-style-name="Código">
      <style:paragraph-properties fo:text-align="start" style:justify-single-word="false"/>
      <style:text-properties officeooo:paragraph-rsid="005399ec"/>
    </style:style>
    <style:style style:name="P64" style:family="paragraph" style:parent-style-name="Código">
      <style:text-properties officeooo:paragraph-rsid="005399ec"/>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officeooo:rsid="0034d07f" officeooo:paragraph-rsid="00386b35"/>
    </style:style>
    <style:style style:name="P67" style:family="paragraph" style:parent-style-name="Text_20_body">
      <style:paragraph-properties fo:break-before="page"/>
      <style:text-properties officeooo:rsid="00369611" officeooo:paragraph-rsid="00386b35"/>
    </style:style>
    <style:style style:name="P68" style:family="paragraph" style:parent-style-name="Text_20_body">
      <style:paragraph-properties fo:break-before="page"/>
      <style:text-properties fo:language="en" fo:country="US" officeooo:rsid="0037c862" officeooo:paragraph-rsid="0037c862"/>
    </style:style>
    <style:style style:name="P69" style:family="paragraph" style:parent-style-name="Text_20_body">
      <style:paragraph-properties fo:margin-left="0cm" fo:margin-right="0cm" fo:text-indent="0.199cm" style:auto-text-indent="false"/>
      <style:text-properties fo:language="en" fo:country="US"/>
    </style:style>
    <style:style style:name="P70" style:family="paragraph" style:parent-style-name="Contents_20_1">
      <style:paragraph-properties>
        <style:tab-stops>
          <style:tab-stop style:position="17.201cm" style:type="right" style:leader-style="dotted" style:leader-text="."/>
        </style:tab-stops>
      </style:paragraph-properties>
    </style:style>
    <style:style style:name="P71" style:family="paragraph" style:parent-style-name="Contents_20_2">
      <style:paragraph-properties>
        <style:tab-stops>
          <style:tab-stop style:position="17.201cm" style:type="right" style:leader-style="dotted" style:leader-text="."/>
        </style:tab-stops>
      </style:paragraph-properties>
    </style:style>
    <style:style style:name="P72" style:family="paragraph" style:parent-style-name="Standard" style:master-page-name="First_20_Page">
      <style:paragraph-properties style:page-number="auto"/>
      <style:text-properties fo:language="en" fo:country="US"/>
    </style:style>
    <style:style style:name="P73" style:family="paragraph" style:parent-style-name="Standard" style:master-page-name="Standard">
      <style:paragraph-properties style:page-number="auto"/>
      <style:text-properties fo:language="en" fo:country="US"/>
    </style:style>
    <style:style style:name="P74" style:family="paragraph" style:parent-style-name="Heading_20_1">
      <style:text-properties fo:language="en" fo:country="US"/>
    </style:style>
    <style:style style:name="P75" style:family="paragraph" style:parent-style-name="Heading_20_1">
      <style:text-properties fo:language="en" fo:country="US" officeooo:rsid="003490ef" officeooo:paragraph-rsid="003490ef"/>
    </style:style>
    <style:style style:name="P76" style:family="paragraph" style:parent-style-name="Heading_20_1">
      <style:text-properties fo:language="en" fo:country="US" officeooo:rsid="0037c862" officeooo:paragraph-rsid="0037c862"/>
    </style:style>
    <style:style style:name="P77" style:family="paragraph" style:parent-style-name="Heading_20_1">
      <style:text-properties fo:language="en" fo:country="US" officeooo:rsid="0039f73f" officeooo:paragraph-rsid="0039f73f"/>
    </style:style>
    <style:style style:name="P78" style:family="paragraph" style:parent-style-name="Heading_20_1">
      <style:text-properties fo:language="en" fo:country="US" officeooo:rsid="00552e36" officeooo:paragraph-rsid="00552e36"/>
    </style:style>
    <style:style style:name="P79" style:family="paragraph" style:parent-style-name="Heading_20_1">
      <style:text-properties officeooo:rsid="0020b638" officeooo:paragraph-rsid="0020b638"/>
    </style:style>
    <style:style style:name="P80" style:family="paragraph" style:parent-style-name="Heading_20_1">
      <style:text-properties officeooo:rsid="0023fda1" officeooo:paragraph-rsid="0023fda1"/>
    </style:style>
    <style:style style:name="P81" style:family="paragraph" style:parent-style-name="Heading_20_1">
      <style:text-properties officeooo:rsid="0051d85e" officeooo:paragraph-rsid="0051d85e"/>
    </style:style>
    <style:style style:name="P82" style:family="paragraph" style:parent-style-name="Heading_20_1">
      <style:paragraph-properties fo:break-before="page"/>
      <style:text-properties officeooo:rsid="001fcf2a" officeooo:paragraph-rsid="001fcf2a"/>
    </style:style>
    <style:style style:name="P83" style:family="paragraph" style:parent-style-name="Heading_20_2">
      <style:text-properties officeooo:rsid="0025c556" officeooo:paragraph-rsid="0025c556"/>
    </style:style>
    <style:style style:name="P84" style:family="paragraph" style:parent-style-name="Heading_20_2">
      <style:text-properties officeooo:rsid="002dd109" officeooo:paragraph-rsid="002dd109"/>
    </style:style>
    <style:style style:name="P85" style:family="paragraph" style:parent-style-name="Heading_20_2">
      <style:text-properties officeooo:paragraph-rsid="0031aa0c"/>
    </style:style>
    <style:style style:name="P86"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4d07f"/>
    </style:style>
    <style:style style:name="P87" style:family="paragraph" style:parent-style-name="Heading_20_2">
      <style:text-properties officeooo:rsid="003490ef" officeooo:paragraph-rsid="003490ef"/>
    </style:style>
    <style:style style:name="P88" style:family="paragraph" style:parent-style-name="Heading_20_2">
      <style:text-properties officeooo:rsid="0034d07f" officeooo:paragraph-rsid="00386b35"/>
    </style:style>
    <style:style style:name="P89" style:family="paragraph" style:parent-style-name="Heading_20_2">
      <style:text-properties officeooo:rsid="00369611" officeooo:paragraph-rsid="00386b35"/>
    </style:style>
    <style:style style:name="P90" style:family="paragraph" style:parent-style-name="Heading_20_2">
      <style:text-properties fo:language="en" fo:country="US" officeooo:rsid="003490ef" officeooo:paragraph-rsid="003490ef"/>
    </style:style>
    <style:style style:name="P91" style:family="paragraph" style:parent-style-name="Heading_20_2">
      <style:text-properties fo:language="en" fo:country="US" officeooo:rsid="0037c862" officeooo:paragraph-rsid="0037c862"/>
    </style:style>
    <style:style style:name="P92" style:family="paragraph" style:parent-style-name="Heading_20_2">
      <style:text-properties fo:language="en" fo:country="US" officeooo:rsid="0039f73f" officeooo:paragraph-rsid="0039f73f"/>
    </style:style>
    <style:style style:name="P93" style:family="paragraph" style:parent-style-name="Heading_20_2">
      <style:text-properties fo:language="en" fo:country="US" officeooo:rsid="0039f73f" officeooo:paragraph-rsid="003d9bd7"/>
    </style:style>
    <style:style style:name="P94" style:family="paragraph" style:parent-style-name="Heading_20_2">
      <style:text-properties officeooo:rsid="0040ad1a" officeooo:paragraph-rsid="0040ad1a"/>
    </style:style>
    <style:style style:name="P95"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rsid="003ba753" officeooo:paragraph-rsid="003ba753"/>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fo:language="en" fo:country="US"/>
    </style:style>
    <style:style style:name="P98" style:family="paragraph" style:parent-style-name="Heading_20_2">
      <style:paragraph-properties fo:break-before="page"/>
      <style:text-properties officeooo:rsid="003ba753" officeooo:paragraph-rsid="003ba753"/>
    </style:style>
    <style:style style:name="P99" style:family="paragraph" style:parent-style-name="Text_20_body" style:list-style-name="L1">
      <style:text-properties officeooo:rsid="0023712a" officeooo:paragraph-rsid="0023712a"/>
    </style:style>
    <style:style style:name="P100" style:family="paragraph" style:parent-style-name="Text_20_body" style:list-style-name="L2">
      <style:text-properties officeooo:rsid="0025c556" officeooo:paragraph-rsid="0025c556"/>
    </style:style>
    <style:style style:name="P101" style:family="paragraph" style:parent-style-name="Text_20_body" style:list-style-name="L3">
      <style:text-properties officeooo:rsid="002c4267" officeooo:paragraph-rsid="002c4267"/>
    </style:style>
    <style:style style:name="P102" style:family="paragraph" style:parent-style-name="Text_20_body" style:list-style-name="L4">
      <style:text-properties officeooo:rsid="002dd109" officeooo:paragraph-rsid="002dd109"/>
    </style:style>
    <style:style style:name="P103" style:family="paragraph" style:parent-style-name="Text_20_body" style:list-style-name="L5">
      <style:text-properties fo:language="en" fo:country="US" officeooo:rsid="0034d07f" officeooo:paragraph-rsid="0034d07f"/>
    </style:style>
    <style:style style:name="P104" style:family="paragraph" style:parent-style-name="Text_20_body" style:list-style-name="L6">
      <style:text-properties fo:language="en" fo:country="US" officeooo:rsid="003490ef" officeooo:paragraph-rsid="003490ef"/>
    </style:style>
    <style:style style:name="P105" style:family="paragraph" style:parent-style-name="Text_20_body" style:list-style-name="L8">
      <style:text-properties fo:language="en" fo:country="US" officeooo:rsid="0037c862" officeooo:paragraph-rsid="0037c862"/>
    </style:style>
    <style:style style:name="P106" style:family="paragraph" style:parent-style-name="Text_20_body" style:list-style-name="L10">
      <style:text-properties fo:language="en" fo:country="US" officeooo:rsid="0039f73f" officeooo:paragraph-rsid="0039f73f"/>
    </style:style>
    <style:style style:name="P107" style:family="paragraph" style:parent-style-name="Text_20_body" style:list-style-name="L11">
      <style:text-properties fo:language="en" fo:country="US" officeooo:rsid="0039f73f" officeooo:paragraph-rsid="0039f73f"/>
    </style:style>
    <style:style style:name="P108" style:family="paragraph" style:parent-style-name="Text_20_body" style:list-style-name="L7">
      <style:text-properties officeooo:rsid="0040ad1a" officeooo:paragraph-rsid="0040ad1a"/>
    </style:style>
    <style:style style:name="P109" style:family="paragraph" style:parent-style-name="Text_20_body" style:list-style-name="L9"/>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officeooo:rsid="001c695a" style:text-blinking="false" fo:background-color="transparent" loext:char-shading-value="0" style:font-size-asian="12pt" style:font-size-complex="12pt"/>
    </style:style>
    <style:style style:name="T4" style:family="text">
      <style:text-properties officeooo:rsid="0020b327"/>
    </style:style>
    <style:style style:name="T5" style:family="text">
      <style:text-properties officeooo:rsid="0026e570"/>
    </style:style>
    <style:style style:name="T6" style:family="text">
      <style:text-properties fo:text-transform="uppercase" fo:color="#336633" style:font-name="Calibri" fo:font-size="24pt" fo:font-weight="bold" style:font-size-asian="24pt" style:font-weight-asian="bold" style:font-size-complex="24pt" style:font-weight-complex="bold"/>
    </style:style>
    <style:style style:name="T7" style:family="text">
      <style:text-properties fo:text-transform="uppercase" fo:color="#336633" style:font-name="Calibri" fo:font-size="24pt" fo:font-weight="bold" officeooo:rsid="001c695a" style:font-size-asian="24pt" style:font-weight-asian="bold" style:font-size-complex="24pt" style:font-weight-complex="bold"/>
    </style:style>
    <style:style style:name="T8" style:family="text">
      <style:text-properties fo:text-transform="uppercase" fo:color="#336633" style:font-name="Calibri" fo:font-size="24pt" fo:font-weight="bold" officeooo:rsid="00504144" style:font-size-asian="24pt" style:font-weight-asian="bold" style:font-size-complex="24pt" style:font-weight-complex="bold"/>
    </style:style>
    <style:style style:name="T9" style:family="text">
      <style:text-properties fo:text-transform="uppercase" fo:color="#336633" style:font-name="Calibri" fo:font-size="24pt" fo:font-weight="bold" officeooo:rsid="005aeb33" style:font-size-asian="24pt" style:font-weight-asian="bold" style:font-size-complex="24pt" style:font-weight-complex="bold"/>
    </style:style>
    <style:style style:name="T10" style:family="text">
      <style:text-properties officeooo:rsid="002d8b6b"/>
    </style:style>
    <style:style style:name="T11" style:family="text">
      <style:text-properties officeooo:rsid="002dd109"/>
    </style:style>
    <style:style style:name="T12" style:family="text">
      <style:text-properties officeooo:rsid="002dd142"/>
    </style:style>
    <style:style style:name="T13" style:family="text">
      <style:text-properties officeooo:rsid="003250cd"/>
    </style:style>
    <style:style style:name="T14" style:family="text">
      <style:text-properties fo:language="en" fo:country="US"/>
    </style:style>
    <style:style style:name="T15" style:family="text">
      <style:text-properties fo:language="en" fo:country="US" officeooo:rsid="0039f73f"/>
    </style:style>
    <style:style style:name="T16" style:family="text">
      <style:text-properties fo:language="en" fo:country="US" officeooo:rsid="003d9bd7"/>
    </style:style>
    <style:style style:name="T17" style:family="text">
      <style:text-properties officeooo:rsid="003490ef"/>
    </style:style>
    <style:style style:name="T18" style:family="text">
      <style:text-properties officeooo:rsid="0034d07f"/>
    </style:style>
    <style:style style:name="T19" style:family="text">
      <style:text-properties officeooo:rsid="00369611"/>
    </style:style>
    <style:style style:name="T20" style:family="text">
      <style:text-properties style:font-name="DejaVu Sans" fo:font-size="10pt" officeooo:rsid="001c695a" style:font-size-asian="10pt" style:font-size-complex="10pt"/>
    </style:style>
    <style:style style:name="T21" style:family="text">
      <style:text-properties officeooo:rsid="004992b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51d85e" style:font-weight-asian="bold" style:font-weight-complex="bold"/>
    </style:style>
    <style:style style:name="T25" style:family="text">
      <style:text-properties fo:font-weight="bold" officeooo:rsid="00552e36" style:font-weight-asian="bold" style:font-weight-complex="bold"/>
    </style:style>
    <style:style style:name="T26" style:family="text">
      <style:text-properties officeooo:rsid="004c2dee"/>
    </style:style>
    <style:style style:name="T27" style:family="text">
      <style:text-properties officeooo:rsid="004f36a2"/>
    </style:style>
    <style:style style:name="T28" style:family="text">
      <style:text-properties officeooo:rsid="004f5912"/>
    </style:style>
    <style:style style:name="T29" style:family="text">
      <style:text-properties officeooo:rsid="0051d85e"/>
    </style:style>
    <style:style style:name="T30" style:family="text">
      <style:text-properties style:text-position="super 58%"/>
    </style:style>
    <style:style style:name="T31" style:family="text">
      <style:text-properties officeooo:rsid="005399ec"/>
    </style:style>
    <style:style style:name="T32" style:family="text">
      <style:text-properties officeooo:rsid="00552e36"/>
    </style:style>
    <style:style style:name="T33" style:family="text">
      <style:text-properties officeooo:rsid="0059913a"/>
    </style:style>
    <style:style style:name="T34" style:family="text">
      <style:text-properties officeooo:rsid="005aeb3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2" text:name="NumeroTema"/>
        <text:user-field-decl office:value-type="string" office:string-value="Scripting (Based on Vivek Gite work)" text:name="Tema"/>
        <text:user-field-decl office:value-type="string" office:string-value="Computer systems" text:name="Modulo"/>
      </text:user-field-decls>
      <draw:frame draw:style-name="fr1" draw:name="Marco1" text:anchor-type="page" text:anchor-page-number="1" svg:x="1.984cm" svg:y="10.957cm" svg:width="17.009cm" draw:z-index="1">
        <draw:text-box fo:min-height="2.224cm">
          <text:p text:style-name="P45"/>
          <text:p text:style-name="P45"><text:user-field-get text:name="Modulo">Computer systems</text:user-field-get></text:p>
          <text:p text:style-name="P45">CFGS DAW</text:p>
        </draw:text-box>
      </draw:frame>
      <text:p text:style-name="P72"><draw:frame draw:style-name="fr2" draw:name="gráficos1" text:anchor-type="paragraph" svg:width="9.53cm" svg:height="5.23cm" draw:z-index="0"><draw:image xlink:href="Pictures/10000000000001C2000000F77A83F7227104901F.jpg" xlink:type="simple" xlink:show="embed" xlink:actuate="onLoad" loext:mime-type="image/jpeg"/></draw:frame></text:p>
      <text:p text:style-name="P46"><text:span text:style-name="T6">UNIT 1</text:span><text:span text:style-name="T7">2 </text:span><text:span text:style-name="T9">(EXTRA)</text:span><text:span text:style-name="T6">. </text:span><text:span text:style-name="T8">SCRIPTING</text:span></text:p>
      <text:p text:style-name="P47">ADAPTED FROM:</text:p>
      <text:p text:style-name="P47">Linux Shell Scripting Tutorial </text:p>
      <text:p text:style-name="P47">- A Beginner's handbook</text:p>
      <text:p text:style-name="P47">Written by Vivek Gite &lt;vivek@nixcraft.com&gt;</text:p>
      <text:p text:style-name="P47">and Edited By Various Contributors</text:p>
      <text:p text:style-name="P46"/>
      <text:p text:style-name="P52">Alfredo Oltra</text:p>
      <text:p text:style-name="P53">Sergio García</text:p>
      <text:p text:style-name="P51"><text:a xlink:type="simple" xlink:href="mailto:alfredo.oltra@ceedcv.es" text:style-name="Internet_20_link" text:visited-style-name="Visited_20_Internet_20_Link">alfredo.oltr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s</text:a></text:p>
      <text:p text:style-name="P51"><text:span text:style-name="T3">sergio.garcia</text:span><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s</text:a></text:p>
      <text:p text:style-name="P44">201<text:span text:style-name="T34">9</text:span>/20<text:span text:style-name="T34">20</text:span></text:p>
      <text:p text:style-name="P43"><text:tab/><text:tab/><text:tab/><text:tab/><text:tab/><text:tab/><text:tab/><text:tab/><text:tab/><text:tab/>Versión:<text:date style:data-style-name="N104" text:date-value="2019-09-27T13:23:30.150614613">190927</text:date>.<text:time style:data-style-name="N105" text:time-value="2019-09-27T13:23:30.150779318">1323</text:time></text:p>
      <text:p text:style-name="P48"/>
      <text:p text:style-name="P14"/>
      <text:p text:style-name="P14"/>
      <text:p text:style-name="P14"/>
      <text:p text:style-name="P14"/>
      <text:p text:style-name="P14"/>
      <text:p text:style-name="P14"><text:soft-page-break/>Licencia</text:p>
      <text:p text:style-name="P49"/>
      <text:p text:style-name="Text_20_body">This book is a remix of “Linux Shell Scripting Tutorial - A Beginner's handbook”, obtained in </text:p>
      <text:p text:style-name="Text_20_body"><text:a xlink:type="simple" xlink:href="http://bash.cyberciti.biz/guide/Main_Page" text:style-name="Internet_20_link" text:visited-style-name="Visited_20_Internet_20_Link">http://bash.cyberciti.biz/guide/Main_Page</text:a> and <text:a xlink:type="simple" xlink:href="http://nixcraft.com/" text:style-name="Internet_20_link" text:visited-style-name="Visited_20_Internet_20_Link">http://nixcraft.com/</text:a>.</text:p>
      <text:p text:style-name="Text_20_body"/>
      <text:p text:style-name="Text_20_body">This book is available under Creative Commons Attribution-Noncommercial-Share Alike 3.0 Unported .</text:p>
      <text:p text:style-name="Text_20_body">You are free:</text:p>
      <text:p text:style-name="Text_20_body">• to Share — to copy, distribute and transmit the work</text:p>
      <text:p text:style-name="Text_20_body">• to Remix — to adapt the work</text:p>
      <text:p text:style-name="Text_20_body">Under the following conditions:</text:p>
      <text:p text:style-name="Text_20_body">• Attribution — If you republish this content, we require that you:</text:p>
      <text:p text:style-name="Text_20_body"><text:tab/>1. Indicate that the content is from "Linux Shell Scripting Tutorial - A Beginner's <text:tab/>handbook" (http://bash.cyberciti. biz/guide/Main_Page), and nixCraft <text:tab/>(http://nixcraft. com/ ).</text:p>
      <text:p text:style-name="Text_20_body"><text:tab/>2. Hyperlink to the original article on the source site (e.g., <text:tab/>http://bash.cyberciti.biz/guide/What_Is_Linux)</text:p>
      <text:p text:style-name="Text_20_body"><text:tab/>3. Show the author name (e.g., Vivek Gite) for all pages.</text:p>
      <text:p text:style-name="P39"><text:tab/>4. Hyperlink each contributors name back to their profile page on <text:tab/>the source wiki(e.g., <text:a xlink:type="simple" xlink:href="http://bash.cyberciti.biz/guide/User:USERNAME" text:style-name="Internet_20_link" text:visited-style-name="Visited_20_Internet_20_Link">http://bash.cyberciti.biz/guide/User:USERNAME</text:a>)</text:p>
      <text:p text:style-name="P39">• Noncommercial — You may not use this work for commercial purposes including the Internet ad supported websites or any sort of print media.</text:p>
      <text:p text:style-name="Text_20_body">• Share Alike — If you alter, transform, or build upon this work, you may distribute the resulting work only under the same or similar license to this one.</text:p>
      <text:p text:style-name="Text_20_body">With the understanding that:</text:p>
      <text:p text:style-name="Text_20_body"><text:tab/>• Waiver — Any of the above conditions can be waived if you get permission from the copyright holder (i.e. the Author: Vivek Gite).</text:p>
      <text:p text:style-name="Text_20_body">• Other Rights — In no way are any of the following rights affected by the license:</text:p>
      <text:p text:style-name="Text_20_body">• Your fair dealing or fair use rights;</text:p>
      <text:p text:style-name="Text_20_body">• The author's moral rights;</text:p>
      <text:p text:style-name="Text_20_body">• Rights other persons may have either in the work itself or in how the work is used, such as publicity or privacy rights.</text:p>
      <text:h text:style-name="P97"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70">1. Introduction<text:tab/>4</text:p>
          <text:p text:style-name="P70">2. Hello World in Shellscript<text:tab/>5</text:p>
          <text:p text:style-name="P70">3. Shell comments<text:tab/>5</text:p>
          <text:p text:style-name="P70">4. Variables in a Shell<text:tab/>6</text:p>
          <text:p text:style-name="P71"><text:s/>4.1 <text:s/>System Variables<text:tab/>6</text:p>
          <text:p text:style-name="P71"><text:s/>4.2 <text:s/>User defined Variables<text:tab/>6</text:p>
          <text:p text:style-name="P71"><text:s/>4.3 <text:s/>Assign values to Variables<text:tab/>6</text:p>
          <text:p text:style-name="P71"><text:s/>4.4 <text:s/>How do I display the value of a Variable?<text:tab/>6</text:p>
          <text:p text:style-name="P71"><text:s/>4.5 <text:s/>Common Examples<text:tab/>7</text:p>
          <text:p text:style-name="P71"><text:s/>4.6 <text:s/>Generating output with echo command<text:tab/>7</text:p>
          <text:p text:style-name="P71"><text:s/>4.7 <text:s/>Getting user input via keyboard<text:tab/>8</text:p>
          <text:p text:style-name="P71"><text:s/>4.8 <text:s/>Perform arithmetic operations<text:tab/>8</text:p>
          <text:p text:style-name="P70">5. Conditionals<text:tab/>9</text:p>
          <text:p text:style-name="P71"><text:s/>5.1 <text:s/>Test command<text:tab/>9</text:p>
          <text:p text:style-name="P71"><text:s/>5.2 <text:s/>IF structures<text:tab/>10</text:p>
          <text:p text:style-name="P71"><text:s/>5.3 <text:s/>If. .else. .fi<text:tab/>11</text:p>
          <text:p text:style-name="P71"><text:s/>5.4 <text:s/>Multilevel if-then-else<text:tab/>12</text:p>
          <text:p text:style-name="P71"><text:s/>5.5 <text:s/>Nested ifs<text:tab/>12</text:p>
          <text:p text:style-name="P71"><text:s/>5.6 <text:s/>Conditional expression using [<text:tab/>13</text:p>
          <text:p text:style-name="P71"><text:s/>5.7 <text:s/>String comparison<text:tab/>13</text:p>
          <text:p text:style-name="P71"><text:s/>5.8 <text:s/>File attributes comparisons<text:tab/>14</text:p>
          <text:p text:style-name="P70">6. The exit status<text:tab/>15</text:p>
          <text:p text:style-name="P71"><text:s/>6.1 <text:s/>The exit status of a command<text:tab/>15</text:p>
          <text:p text:style-name="P71"><text:s/>6.2 <text:s/>How Do I See Exit Status Of The Command?<text:tab/>16</text:p>
          <text:p text:style-name="P71"><text:s/>6.3 <text:s/>Exit command<text:tab/>16</text:p>
          <text:p text:style-name="P70">7. Shell command line parameters<text:tab/>16</text:p>
          <text:p text:style-name="P71"><text:s/>7.1 <text:s/>What is a command line argument?<text:tab/>16</text:p>
          <text:p text:style-name="P71"><text:s/>7.2 <text:s/>How to use positional parameters<text:tab/>17</text:p>
          <text:p text:style-name="P70">8. FOR Loop<text:tab/>17</text:p>
          <text:p text:style-name="P71"><text:s/>8.1 <text:s/>The for loop statement<text:tab/>17</text:p>
          <text:p text:style-name="P71"><text:s/>8.2 <text:s/>The for loop syntax<text:tab/>18</text:p>
          <text:p text:style-name="P71"><text:s/>8.3 <text:s/>For examples<text:tab/>19</text:p>
          <text:p text:style-name="P71"><text:s/>8.4 <text:s/>Nested for loops<text:tab/>20</text:p>
          <text:p text:style-name="P70">9. While Loop<text:tab/>20</text:p>
          <text:p text:style-name="P71"><text:s/>9.1 <text:s/>The while loop syntax<text:tab/>20</text:p>
          <text:p text:style-name="P70">10. Useful programs to create scripts<text:tab/>21</text:p>
          <text:p text:style-name="P70">11. Regular expressions<text:tab/>22</text:p>
          <text:p text:style-name="P70">12. Additional material<text:tab/>23</text:p>
          <text:p text:style-name="P70">13. Bibliography<text:tab/>23</text:p>
        </text:index-body>
      </text:table-of-content>
      <text:p text:style-name="P46"/>
      <text:p text:style-name="P73"/>
      <text:p text:style-name="P50">UD0<text:user-field-get text:name="NumeroTema">12</text:user-field-get>. <text:user-field-get text:name="Tema">Scripting (Based on Vivek Gite work)</text:user-field-get></text:p>
      <text:h text:style-name="P74" text:outline-level="1">Introduction</text:h>
      <text:p text:style-name="P8">Wikipedia definition of a shell script is:</text:p>
      <text:p text:style-name="P8"/>
      <text:p text:style-name="P8">“A <text:span text:style-name="T22">shell script</text:span> is a <text:a xlink:type="simple" xlink:href="https://en.wikipedia.org/wiki/Computer_program" text:style-name="Internet_20_link" text:visited-style-name="Visited_20_Internet_20_Link">computer program</text:a> designed to be run by the <text:a xlink:type="simple" xlink:href="https://en.wikipedia.org/wiki/Unix_shell" text:style-name="Internet_20_link" text:visited-style-name="Visited_20_Internet_20_Link">Unix shell</text:a>, a <text:a xlink:type="simple" xlink:href="https://en.wikipedia.org/wiki/Command-line_interpreter" text:style-name="Internet_20_link" text:visited-style-name="Visited_20_Internet_20_Link">command-line interpreter</text:a>.<text:bookmark text:name="cite_ref-1"/><text:a xlink:type="simple" xlink:href="https://en.wikipedia.org/wiki/Shell_script#cite_note-1" text:style-name="Internet_20_link" text:visited-style-name="Visited_20_Internet_20_Link">[1]</text:a> The various dialects of shell scripts are considered to be <text:a xlink:type="simple" xlink:href="https://en.wikipedia.org/wiki/Scripting_language" text:style-name="Internet_20_link" text:visited-style-name="Visited_20_Internet_20_Link">scripting languages</text:a>.</text:p>
      <text:p text:style-name="Text_20_body">Typical operations performed by shell scripts include file manipulation, program execution, and printing text”</text:p>
      <text:p text:style-name="P8"/>
      <text:p text:style-name="P8">Shell script can be written in several languages. One of the most common is bash shell script. Bash is included in the most important Linux distributions.</text:p>
      <text:p text:style-name="P8">In this unit, we are going to talk about bash shell scripts, but you have to know that a lot of sys admins prefer to write shell scripts using Perl, Python,….</text:p>
      <text:p text:style-name="P8"/>
      <text:p text:style-name="P8">There are a lot of shell script manuals. For this reason, we have choose a creative commons manual <text:s/><text:span text:style-name="T20">“Linux Shell Scripting Tutorial - A Beginner's handbook”, obtained in </text:span></text:p>
      <text:p text:style-name="P8"><text:a xlink:type="simple" xlink:href="http://bash.cyberciti.biz/guide/Main_Page" text:style-name="Internet_20_link" text:visited-style-name="Visited_20_Internet_20_Link"><text:span text:style-name="T20">http://bash.cyberciti.biz/guide/Main_Page</text:span></text:a><text:span text:style-name="T20"> and </text:span><text:a xlink:type="simple" xlink:href="http://nixcraft.com/" text:style-name="Internet_20_link" text:visited-style-name="Visited_20_Internet_20_Link"><text:span text:style-name="T20">http://nixcraft.com/</text:span></text:a><text:span text:style-name="T20"> </text:span>and we have summarized it to provide a proper way to code shell scripts. </text:p>
      <text:p text:style-name="P34"/>
      <text:p text:style-name="P32">Also there are other tutorials that can support you creating shell scripts:</text:p>
      <text:p text:style-name="P32"><text:a xlink:type="simple" xlink:href="https://www.shellscript.sh/" text:style-name="Internet_20_link" text:visited-style-name="Visited_20_Internet_20_Link">https://www.shellscript.sh/</text:a></text:p>
      <text:p text:style-name="P32"><text:a xlink:type="simple" xlink:href="http://linuxcommand.org/lc3_writing_shell_scripts.php" text:style-name="Internet_20_link" text:visited-style-name="Visited_20_Internet_20_Link">http://linuxcommand.org/lc3_writing_shell_scripts.php</text:a></text:p>
      <text:p text:style-name="P32"/>
      <text:h text:style-name="P82" text:outline-level="1">Hello World in Shellscript</text:h>
      <text:p text:style-name="Text_20_body">Create a text file like the next.</text:p>
      <text:p text:style-name="Código">#!/bin/bash</text:p>
      <text:p text:style-name="Código">echo "Hello, World!"</text:p>
      <text:p text:style-name="Código">echo "Knowledge is power."</text:p>
      <text:p text:style-name="P40">Save and close the file. You can run the script <text:span text:style-name="T4">in the Linux console</text:span> as follows:</text:p>
      <text:p text:style-name="Código">./hello.sh</text:p>
      <text:p text:style-name="P40">Sample outputs:</text:p>
      <text:p text:style-name="Código">bash: ./hello.sh: Permission denied</text:p>
      <text:p text:style-name="P41">It will not run script since you've not set execute permission for your script hello.sh. </text:p>
      <text:p text:style-name="P41">To execute this program, type the following command:</text:p>
      <text:p text:style-name="Código">chmod +x hello.sh</text:p>
      <text:p text:style-name="Código">./hello.sh</text:p>
      <text:p text:style-name="P40">Sample Outputs:</text:p>
      <text:p text:style-name="Código">Hello, World!</text:p>
      <text:p text:style-name="P54">Knowledge is power.</text:p>
      <text:h text:style-name="P79" text:outline-level="1">Shell comments</text:h>
      <text:p text:style-name="P42">Take look at the following shell script:</text:p>
      <text:p text:style-name="Código">#!/bin/bash</text:p>
      <text:p text:style-name="Código"># A Simple Shell Script To Get Linux Network Information</text:p>
      <text:p text:style-name="Código"># Vivek Gite - 30/Aug/2009</text:p>
      <text:p text:style-name="Código">echo "Current date : $(date) @ $(hostname)"</text:p>
      <text:p text:style-name="Código">echo "Network configuration"</text:p>
      <text:p text:style-name="Código">/sbin/ifconfig</text:p>
      <text:p text:style-name="P42">The first line is called a shebang or a "bang" line. The following are the next two lines of the program:</text:p>
      <text:p text:style-name="P42"># A Simple Shell Script To Get Linux Network Information</text:p>
      <text:p text:style-name="P42"># Vivek Gite - 30/Aug/2009</text:p>
      <text:list xml:id="list1910492367" text:style-name="L1">
        <text:list-item>
          <text:p text:style-name="P99">A word or line beginning with # causes that word and all remaining characters on that line to be ignored.</text:p>
        </text:list-item>
        <text:list-item>
          <text:p text:style-name="P99">These lines aren't statements for the bash to execute. In fact, the bash totally ignores them.</text:p>
        </text:list-item>
        <text:list-item>
          <text:p text:style-name="P99">These notes are called comments.</text:p>
        </text:list-item>
        <text:list-item>
          <text:p text:style-name="P99">It is nothing but explanatory text about script.</text:p>
        </text:list-item>
        <text:list-item>
          <text:p text:style-name="P99">It makes source code easier to understand.</text:p>
        </text:list-item>
        <text:list-item>
          <text:p text:style-name="P99">It helps other sys admins to understand your code, logic and it helps them to modify the script you wrote.</text:p>
        </text:list-item>
      </text:list>
      <text:h text:style-name="P80" text:outline-level="1"><text:soft-page-break/>Variables in a Shell</text:h>
      <text:p text:style-name="P15">You can use variables to store data and configuration options. There are two types of variable as follows:</text:p>
      <text:h text:style-name="Heading_20_2" text:outline-level="2">System Variables</text:h>
      <text:p text:style-name="P15">Created and maintained by Linux bash shell itself. This type of variable (with the exception of auto_resume and histchars) is defined in CAPITAL LETTERS. You can configure aspects of the shell by modifying system variables such as PS1, PATH, LANG,HISTSIZE,and DISPLAY etc.</text:p>
      <text:p text:style-name="P15">To see all system variables, type the following command at a console</text:p>
      <text:p text:style-name="Código">set</text:p>
      <text:p text:style-name="P15">OR</text:p>
      <text:p text:style-name="Código">env</text:p>
      <text:p text:style-name="P16">Some of the most important system variables are:</text:p>
      <text:list xml:id="list2257215682" text:style-name="L2">
        <text:list-item>
          <text:p text:style-name="P100">BASH_VERSION: Holds the version of this instance of bash.</text:p>
        </text:list-item>
        <text:list-item>
          <text:p text:style-name="P100">HOSTNAME: the name of your computer.</text:p>
        </text:list-item>
        <text:list-item>
          <text:p text:style-name="P100">CDPATH: The search path for the cd command.</text:p>
        </text:list-item>
        <text:list-item>
          <text:p text:style-name="P100">HISTFILE: The name of the file in which command history is saved.</text:p>
        </text:list-item>
        <text:list-item>
          <text:p text:style-name="P100">HOME: The home directory of the current user.</text:p>
        </text:list-item>
        <text:list-item>
          <text:p text:style-name="P100">PATH: The search path for commands. It is a colon-separated list of directories in which the shell looks for echo $PATH commands.</text:p>
        </text:list-item>
      </text:list>
      <text:h text:style-name="P83" text:outline-level="2">User defined Variables</text:h>
      <text:p text:style-name="P17">Created and maintained by user. This type of variable defined may use any valid variable name, but it is good practice to avoid all uppercase names as many are used by the shell. </text:p>
      <text:h text:style-name="Heading_20_2" text:outline-level="2">As<text:span text:style-name="T5">s</text:span>ig<text:span text:style-name="T5">n</text:span> values to Variables</text:h>
      <text:p text:style-name="P18">Creating and setting variables within a script is fairly simple. Use the following syntax:</text:p>
      <text:p text:style-name="Código">varName=someValue</text:p>
      <text:p text:style-name="Text_20_body">someValue is assigned to given varName and someValue must be on right side of = (equal) sign. If someValue is not given, the variable is assigned the null string.</text:p>
      <text:h text:style-name="Heading_20_2" text:outline-level="2">How <text:span text:style-name="T27">d</text:span>o I <text:span text:style-name="T27">di</text:span>splay <text:span text:style-name="T27">t</text:span>he <text:span text:style-name="T27">v</text:span>alue <text:span text:style-name="T27">o</text:span>f a <text:span text:style-name="T27">V</text:span>ariable?</text:h>
      <text:p text:style-name="P18">Use echo command to display variable value. To display the program search path, type:</text:p>
      <text:p text:style-name="Código">echo "$PATH"</text:p>
      <text:p text:style-name="P18">All variable names must be prefixed with $ symbol, and the entire construct should be enclosed in quotes. Try the following example to display the value of a variable without using $ prefix:</text:p>
      <text:p text:style-name="Código"><text:soft-page-break/>echo "HOME"</text:p>
      <text:p text:style-name="P18">To display the value of a variable with echo $HOME:</text:p>
      <text:p text:style-name="Código">echo "$HOME"</text:p>
      <text:p text:style-name="P18">You must use $ followed by variable name to print a variable's contents.</text:p>
      <text:p text:style-name="P18">The variable name may also be enclosed in braces:</text:p>
      <text:p text:style-name="Código">echo "${HOME}"</text:p>
      <text:p text:style-name="P18">This is useful when the variable name is followed by a character that could be part of a variable name:</text:p>
      <text:p text:style-name="Código">echo "${HOME}work"</text:p>
      <text:h text:style-name="Heading_20_2" text:outline-level="2">Common Examples</text:h>
      <text:p text:style-name="Text_20_body">Define your home directory:</text:p>
      <text:p text:style-name="Código">myhome="/home/v/vivek"</text:p>
      <text:p text:style-name="Código">echo "$myhome"</text:p>
      <text:p text:style-name="Text_20_body">Set file path:</text:p>
      <text:p text:style-name="Código">input="/home/sales/data.txt"</text:p>
      <text:p text:style-name="Código">echo "Input file $input"</text:p>
      <text:p text:style-name="Text_20_body">Store current date (you can store the output of date by running the shell command):</text:p>
      <text:p text:style-name="Código">NOW=$(date)</text:p>
      <text:p text:style-name="Código">echo $NOW</text:p>
      <text:p text:style-name="Código">Set NAS device backup path:</text:p>
      <text:p text:style-name="Código">BACKUP="/nas05"</text:p>
      <text:p text:style-name="Código">echo "Backing up files to $BACKUP/$USERNAME"</text:p>
      <text:h text:style-name="Heading_20_2" text:outline-level="2">Generating <text:span text:style-name="T28">o</text:span>utput <text:span text:style-name="T28">w</text:span>ith echo command</text:h>
      <text:p text:style-name="Text_20_body">Use echo command to display a line of text or a variable value. It offers no formatting option. It is a good command to display a simple output when you know that the variable's contens will not cause problems. </text:p>
      <text:p text:style-name="Text_20_body">echo Command Examples</text:p>
      <text:p text:style-name="Código">#!/bin/bash</text:p>
      <text:p text:style-name="Código"># Display welcome message, computer name and date</text:p>
      <text:p text:style-name="Código">echo "*** Backup Shell Script ***"</text:p>
      <text:p text:style-name="Código">echo</text:p>
      <text:p text:style-name="Código">echo "*** Run time: $(date) @ $(hostname)"</text:p>
      <text:p text:style-name="Código">echo</text:p>
      <text:p text:style-name="Código"># Define variables</text:p>
      <text:p text:style-name="Código">BACKUP="/nas05"</text:p>
      <text:p text:style-name="Código">NOW=$(date +"%d-%m-%Y")</text:p>
      <text:p text:style-name="Código"># Let us start backup</text:p>
      <text:p text:style-name="Código">echo "*** Dumping MySQL Database to $BACKUP/$NOW..."</text:p>
      <text:p text:style-name="Código"># Just sleep for 3 secs</text:p>
      <text:p text:style-name="Código">sleep 3</text:p>
      <text:p text:style-name="Código"><text:soft-page-break/># And we are done...</text:p>
      <text:p text:style-name="Código">echo</text:p>
      <text:p text:style-name="Código">echo "*** Backup wrote to $BACKUP/$NOW/latest.tar.gz"</text:p>
      <text:h text:style-name="Heading_20_2" text:outline-level="2">Getting <text:span text:style-name="T28">u</text:span>ser <text:span text:style-name="T28">i</text:span>nput <text:span text:style-name="T28">v</text:span>ia <text:span text:style-name="T28">k</text:span>eyboard</text:h>
      <text:p text:style-name="Text_20_body">You can accept input from the keyboard and assign an input value to a user defined shell variable using read command.</text:p>
      <text:p text:style-name="Código">read -p "Prompt" variable1 variable2 variableN</text:p>
      <text:p text:style-name="P19">Where,</text:p>
      <text:list xml:id="list3871371277" text:style-name="L3">
        <text:list-item>
          <text:p text:style-name="P101">-p "Prompt" : Display prompt to user without a newline.</text:p>
        </text:list-item>
        <text:list-item>
          <text:p text:style-name="P101">variable1 : The first input (word) is assigned to the variable1.</text:p>
        </text:list-item>
        <text:list-item>
          <text:p text:style-name="P101">variable2 : The second input (word) is assigned to the variable2.</text:p>
        </text:list-item>
      </text:list>
      <text:p text:style-name="P19">To test it you can create a <text:span text:style-name="T10">test </text:span>script called as follows:</text:p>
      <text:p text:style-name="Código">#!/bin/bash</text:p>
      <text:p text:style-name="Código">read -p "Enter your name : " name</text:p>
      <text:p text:style-name="Código">echo "Hi, $name. Let us be friends!"</text:p>
      <text:p text:style-name="P19">Sample Outputs:</text:p>
      <text:p text:style-name="Código">Enter your name : Vivek Gite</text:p>
      <text:p text:style-name="Código">Hi, Vivek Gite. Let us be friends!</text:p>
      <text:p text:style-name="Text_20_body">Other example:</text:p>
      <text:p text:style-name="P55">#!/bin/bash</text:p>
      <text:p text:style-name="P55"># read three numbers and assigned them to 3 vars</text:p>
      <text:p text:style-name="P55">read -p "Enter number one : " n1</text:p>
      <text:p text:style-name="P55">read -p "Enter number two : " n2</text:p>
      <text:p text:style-name="P55">read -p "Enter number three : " n3</text:p>
      <text:p text:style-name="P55"># display back 3 numbers - punched by user.</text:p>
      <text:p text:style-name="P55">echo "Number1 - $n1"</text:p>
      <text:p text:style-name="P55">echo "Number2 - $n2"</text:p>
      <text:p text:style-name="P55">echo "Number3 - $n3"</text:p>
      <text:h text:style-name="Heading_20_2" text:outline-level="2">Perform arithmetic operations</text:h>
      <text:p text:style-name="Text_20_body">Arithmetic expansion and evaluation is done by placing an integer expression using the following format:</text:p>
      <text:p text:style-name="Código">$((expression))</text:p>
      <text:p text:style-name="Código">$(( n1+n2 ))</text:p>
      <text:p text:style-name="Código">$(( n1/n2 ))</text:p>
      <text:p text:style-name="Código">$(( n1-n2 ))</text:p>
      <text:p text:style-name="Text_20_body">Example</text:p>
      <text:p text:style-name="Código">#!/bin/bash</text:p>
      <text:p text:style-name="Código">read -p "Enter two numbers : " x y</text:p>
      <text:p text:style-name="Código">ans=$(( x + y ))</text:p>
      <text:p text:style-name="Código">echo "$x + $y = $ans"</text:p>
      <text:h text:style-name="Heading_20_1" text:outline-level="1"><text:soft-page-break/>Conditionals</text:h>
      <text:h text:style-name="P84" text:outline-level="2">Test command</text:h>
      <text:p text:style-name="Text_20_body">The test command is used to check file types and compare values. Test is used in conditional execution. It is used <text:span text:style-name="T11">for:</text:span></text:p>
      <text:list xml:id="list1440487442" text:style-name="L4">
        <text:list-item>
          <text:p text:style-name="P102">File attributes comparisons</text:p>
        </text:list-item>
        <text:list-item>
          <text:p text:style-name="P102">Perform string comparisons.</text:p>
        </text:list-item>
        <text:list-item>
          <text:p text:style-name="P102">Arithmetic comparisons.</text:p>
        </text:list-item>
      </text:list>
      <text:p text:style-name="P20"><text:span text:style-name="T12">T</text:span>est command syntax:</text:p>
      <text:p text:style-name="Código">test condition</text:p>
      <text:p text:style-name="P20">OR</text:p>
      <text:p text:style-name="Código">test condition &amp;&amp; <text:span text:style-name="T12">command executed when true</text:span></text:p>
      <text:p text:style-name="P20">OR</text:p>
      <text:p text:style-name="Código">test condition || <text:span text:style-name="T12">command executed when false</text:span></text:p>
      <text:p text:style-name="P20">OR</text:p>
      <text:p text:style-name="Código">test condition &amp;&amp; true-command || false-command</text:p>
      <text:p text:style-name="P20">Type the following command at a shell prompt (is 5 greater than 2? ):</text:p>
      <text:p text:style-name="Código">test 5 &gt; 2 &amp;&amp; echo "Yes"</text:p>
      <text:p text:style-name="Código">test 1 &gt; 2 &amp;&amp; echo "Yes"</text:p>
      <text:p text:style-name="P20">Sample Output:</text:p>
      <text:p text:style-name="Código">Yes</text:p>
      <text:p text:style-name="Código">Yes</text:p>
      <text:p text:style-name="P20"><text:span text:style-name="T12">The result is wrong. </text:span>Rather than test whether a number is greater than 2, you have used redirection to create an empty file called 2. To test for greater than, use the -gt operator (see numeric operator syntax):</text:p>
      <text:p text:style-name="Código">test 5 -gt 2 &amp;&amp; echo "Yes"</text:p>
      <text:p text:style-name="Código">test 1 -gt 2 &amp;&amp; echo "Yes"</text:p>
      <text:p text:style-name="P21">Sample output:</text:p>
      <text:p text:style-name="Código">Yes</text:p>
      <text:p text:style-name="P20">You need to use the test command while make decision. Try the following examples and note down its output:</text:p>
      <text:p text:style-name="Código">test 5 = 5 &amp;&amp; echo Yes || echo No</text:p>
      <text:p text:style-name="Código">test 5 = 15 &amp;&amp; echo Yes || echo No</text:p>
      <text:p text:style-name="Código">test 5 != 10 &amp;&amp; echo Yes || echo No</text:p>
      <text:p text:style-name="Código">test -f /etc/resolv.conf &amp;&amp; echo "File /etc/resolv.conf found." || echo</text:p>
      <text:p text:style-name="Código">"File /etc/resolv.conf not found."</text:p>
      <text:p text:style-name="Código">test -f /etc/resolv1.conf &amp;&amp; echo "File /etc/resolv1.conf found." ||</text:p>
      <text:p text:style-name="Código">echo "File /etc/resolv1.conf not found."</text:p>
      <text:h text:style-name="P96" text:outline-level="2">IF structures</text:h>
      <text:p text:style-name="P22">Now, you can use the if statement to test a condition. if command The general syntax is as follows:</text:p>
      <text:p text:style-name="Código">if condition</text:p>
      <text:p text:style-name="Código">then</text:p>
      <text:p text:style-name="Código"><text:tab/>command1</text:p>
      <text:p text:style-name="Código"><text:tab/>command2</text:p>
      <text:p text:style-name="Código"><text:tab/>...</text:p>
      <text:p text:style-name="Código"><text:tab/>commandN</text:p>
      <text:p text:style-name="Código">fi</text:p>
      <text:p text:style-name="P22">OR</text:p>
      <text:p text:style-name="Código">if test var == value</text:p>
      <text:p text:style-name="Código">then</text:p>
      <text:p text:style-name="Código"><text:tab/>command1</text:p>
      <text:p text:style-name="Código"><text:tab/>command2</text:p>
      <text:p text:style-name="Código"><text:tab/>...</text:p>
      <text:p text:style-name="Código"><text:tab/>commandN</text:p>
      <text:p text:style-name="Código">fi</text:p>
      <text:p text:style-name="P22">OR</text:p>
      <text:p text:style-name="Código">if test -f /file/exists</text:p>
      <text:p text:style-name="Código">then</text:p>
      <text:p text:style-name="Código"><text:tab/>command1</text:p>
      <text:p text:style-name="Código"><text:tab/>command2</text:p>
      <text:p text:style-name="Código"><text:tab/>...</text:p>
      <text:p text:style-name="Código"><text:tab/>commandN</text:p>
      <text:p text:style-name="Código">fi</text:p>
      <text:p text:style-name="P22">OR</text:p>
      <text:p text:style-name="Código">if [ condition ]</text:p>
      <text:p text:style-name="Código">then</text:p>
      <text:p text:style-name="Código"><text:tab/>command1</text:p>
      <text:p text:style-name="Código"><text:tab/>command2</text:p>
      <text:p text:style-name="Código"><text:tab/>....</text:p>
      <text:p text:style-name="Código"><text:tab/>..</text:p>
      <text:p text:style-name="P56">fi</text:p>
      <text:p text:style-name="Text_20_body">If given condition is true than the command1, command2..commandN are executed. Otherwise script continues directly to the next statement following the if structure.</text:p>
      <text:p text:style-name="P56">#!/bin/bash</text:p>
      <text:p text:style-name="P56">read -p "Enter a password" pass</text:p>
      <text:p text:style-name="P56">if test "$pass" == "jerry"</text:p>
      <text:p text:style-name="P56">then</text:p>
      <text:p text:style-name="P56"><text:tab/>echo "Password verified."</text:p>
      <text:p text:style-name="P56">fi</text:p>
      <text:h text:style-name="P85" text:outline-level="2"><text:soft-page-break/>If. .else. .fi</text:h>
      <text:p text:style-name="P23">if..else..fi allows to make choice based on the success or failure of a command. For example, find out if file exists(true condition) or not (false condition) and take action based on a condition result.</text:p>
      <text:p text:style-name="Código">if command</text:p>
      <text:p text:style-name="Código">then</text:p>
      <text:p text:style-name="Código"><text:tab/>command executed successfully</text:p>
      <text:p text:style-name="P62"><text:tab/>execute all commands up to else statement </text:p>
      <text:p text:style-name="P62"><text:tab/>or to fi if there is no else statement</text:p>
      <text:p text:style-name="Código">else</text:p>
      <text:p text:style-name="Código"><text:tab/>command failed so</text:p>
      <text:p text:style-name="Código"><text:tab/>execute all commands up to fi</text:p>
      <text:p text:style-name="Código">fi</text:p>
      <text:p text:style-name="Text_20_body">Example:</text:p>
      <text:p text:style-name="P56">#!/bin/bash</text:p>
      <text:p text:style-name="P56">read -p "Enter a password" pass</text:p>
      <text:p text:style-name="P56">if test "$pass" = "jerry"</text:p>
      <text:p text:style-name="P56">then</text:p>
      <text:p text:style-name="P56"><text:tab/>echo "Password verified."</text:p>
      <text:p text:style-name="P56">else</text:p>
      <text:p text:style-name="P56"><text:tab/>echo "Access denied."</text:p>
      <text:p text:style-name="P56">fi</text:p>
      <text:p text:style-name="Text_20_body">Othe<text:span text:style-name="T13">r</text:span> example</text:p>
      <text:p text:style-name="Código">#!/bin/bash</text:p>
      <text:p text:style-name="Código">read -p "Enter number : " n</text:p>
      <text:p text:style-name="Código">if test $n -ge 0</text:p>
      <text:p text:style-name="Código">then</text:p>
      <text:p text:style-name="Código"><text:tab/>echo "$n is positive number."</text:p>
      <text:p text:style-name="Código">else</text:p>
      <text:p text:style-name="Código"><text:tab/>echo "$n number is negative number."</text:p>
      <text:p text:style-name="Código">fi</text:p>
      <text:h text:style-name="P86" text:outline-level="2"/>
      <text:h text:style-name="P96" text:outline-level="2">Multilevel if<text:span text:style-name="T17">-then-else</text:span></text:h>
      <text:p text:style-name="P24">if..elif..else..fi allows the script to have various possibilities and conditions. This is handy, when you want to compare one variable to a different values.</text:p>
      <text:p text:style-name="Código">if condition</text:p>
      <text:p text:style-name="Código">then</text:p>
      <text:p text:style-name="Código"><text:tab/>condition is true</text:p>
      <text:p text:style-name="Código"><text:tab/>execute all commands up to elif statement</text:p>
      <text:p text:style-name="Código">elif condition1</text:p>
      <text:p text:style-name="Código">then</text:p>
      <text:p text:style-name="Código"><text:tab/>condition1 is true</text:p>
      <text:p text:style-name="Código"><text:tab/>execute all commands up to elif statement</text:p>
      <text:p text:style-name="Código">elif condition2</text:p>
      <text:p text:style-name="Código">then</text:p>
      <text:p text:style-name="Código"><text:tab/>condition2 is true</text:p>
      <text:p text:style-name="Código"><text:tab/>execute all commands up to elif statement</text:p>
      <text:p text:style-name="Código">elif conditionN</text:p>
      <text:p text:style-name="Código">then</text:p>
      <text:p text:style-name="Código"><text:tab/>conditionN is true</text:p>
      <text:p text:style-name="Código"><text:tab/>execute all commands up to else statement</text:p>
      <text:p text:style-name="Código">else</text:p>
      <text:p text:style-name="Código"><text:tab/>None of the above conditions are true</text:p>
      <text:p text:style-name="Código"><text:tab/>execute all commands up to fi</text:p>
      <text:p text:style-name="Código">fi</text:p>
      <text:h text:style-name="P87" text:outline-level="2">Nested ifs</text:h>
      <text:p text:style-name="P24">You can put if command within if command and create the nested ifs as follows:</text:p>
      <text:p text:style-name="Código">if condition</text:p>
      <text:p text:style-name="Código">then</text:p>
      <text:p text:style-name="Código"><text:tab/>if condition</text:p>
      <text:p text:style-name="Código"><text:tab/>then</text:p>
      <text:p text:style-name="Código"><text:tab/><text:tab/>.....</text:p>
      <text:p text:style-name="Código"><text:tab/><text:tab/>..</text:p>
      <text:p text:style-name="Código"><text:tab/><text:tab/>do this</text:p>
      <text:p text:style-name="Código"><text:tab/>else</text:p>
      <text:p text:style-name="Código"><text:tab/><text:tab/>....</text:p>
      <text:p text:style-name="Código"><text:tab/><text:tab/>..</text:p>
      <text:p text:style-name="Código"><text:tab/><text:tab/>do this</text:p>
      <text:p text:style-name="Código"><text:tab/>fi</text:p>
      <text:p text:style-name="Código">else</text:p>
      <text:p text:style-name="Código"><text:tab/>...</text:p>
      <text:p text:style-name="Código"><text:tab/>.....</text:p>
      <text:p text:style-name="Código"><text:tab/>do this</text:p>
      <text:p text:style-name="Código">fi</text:p>
      <text:h text:style-name="Heading_20_2" text:outline-level="2"><text:soft-page-break/>Conditional expression using [</text:h>
      <text:p text:style-name="P9">The test command is used to check file types and compare values. You can also use [ as test command. It is used for:</text:p>
      <text:list xml:id="list3793719309" text:style-name="L5">
        <text:list-item>
          <text:p text:style-name="P103">File attributes comparisons</text:p>
        </text:list-item>
        <text:list-item>
          <text:p text:style-name="P103">Perform string comparisons.</text:p>
        </text:list-item>
        <text:list-item>
          <text:p text:style-name="P103">Arithmetic comparisons.</text:p>
        </text:list-item>
      </text:list>
      <text:p text:style-name="P9">Syntax</text:p>
      <text:p text:style-name="Código">[ condition ]</text:p>
      <text:p text:style-name="P9">OR</text:p>
      <text:p text:style-name="Text_20_body">[ ! condition ]</text:p>
      <text:p text:style-name="P9">OR</text:p>
      <text:p text:style-name="Código">[ condition ] &amp;&amp; true-command</text:p>
      <text:p text:style-name="P9">OR</text:p>
      <text:p text:style-name="Código">[ condition ] || false-command</text:p>
      <text:p text:style-name="P9">OR</text:p>
      <text:p text:style-name="Código">[ condition ] &amp;&amp; true-command || false-command</text:p>
      <text:p text:style-name="P9">Examples</text:p>
      <text:p text:style-name="Código">[ 5 == 5 ] &amp;&amp; echo "Yes" || echo "No"</text:p>
      <text:p text:style-name="Código">[ 5 == 15 ] &amp;&amp; echo "Yes" || echo "No"</text:p>
      <text:p text:style-name="Código">[ 5 != 10 ] &amp;&amp; echo "Yes" || echo "No"</text:p>
      <text:p text:style-name="Código">[ -f /etc/resolv.conf ] &amp;&amp; echo "File /etc/resolv.conf found." || echo</text:p>
      <text:p text:style-name="Código">"File /etc/resolv.conf not found."</text:p>
      <text:p text:style-name="Código">[ -f /etc/resolv1.conf ] &amp;&amp; echo "File /etc/resolv.conf found." || echo</text:p>
      <text:p text:style-name="Código">"File /etc/resolv.conf not found."</text:p>
      <text:h text:style-name="P88" text:outline-level="2">String comparison</text:h>
      <text:p text:style-name="P25">String comparison can be done using test command itself.</text:p>
      <text:p text:style-name="P25">The strings are equal</text:p>
      <text:p text:style-name="P57">STRING1 = STRING2</text:p>
      <text:p text:style-name="P25">Example</text:p>
      <text:p text:style-name="P57">#!/bin/bash</text:p>
      <text:p text:style-name="P57">read -s -p "Enter your password " pass</text:p>
      <text:p text:style-name="P57">echo</text:p>
      <text:p text:style-name="P57">if test "$pass" = "tom"</text:p>
      <text:p text:style-name="P57">then</text:p>
      <text:p text:style-name="P57"><text:tab/>echo "You are allowed to login!"</text:p>
      <text:p text:style-name="P57">fi</text:p>
      <text:p text:style-name="P25"/>
      <text:p text:style-name="P66">The strings are not equal</text:p>
      <text:p text:style-name="P25">Use the following syntax:</text:p>
      <text:p text:style-name="P57">STRING1 != STRING2</text:p>
      <text:p text:style-name="P25">Example</text:p>
      <text:p text:style-name="P57">#!/bin/bash</text:p>
      <text:p text:style-name="P57">read -s -p "Enter your password " pass</text:p>
      <text:p text:style-name="P57">echo</text:p>
      <text:p text:style-name="P57">if test "$pass" != "tom"</text:p>
      <text:p text:style-name="P57">then</text:p>
      <text:p text:style-name="P57"><text:tab/>echo "Wrong password!"</text:p>
      <text:p text:style-name="P57">fi</text:p>
      <text:p text:style-name="P25">The length of STRING is zero</text:p>
      <text:p text:style-name="P25">Use the following syntax (this is useful to see if variable is empty or not):</text:p>
      <text:p text:style-name="P57">-z STRING</text:p>
      <text:p text:style-name="P25">Example</text:p>
      <text:p text:style-name="P25">#!/bin/bash</text:p>
      <text:p text:style-name="P57">read -s -p "Enter your password " pass</text:p>
      <text:p text:style-name="P57">echo</text:p>
      <text:p text:style-name="P57">if test -z $pass</text:p>
      <text:p text:style-name="P57">then</text:p>
      <text:p text:style-name="P57"><text:tab/>echo "No password was entered!!! Cannot verify an empty <text:span text:style-name="T18">password!!!"</text:span></text:p>
      <text:p text:style-name="P57">exit 1</text:p>
      <text:p text:style-name="P57">fi</text:p>
      <text:p text:style-name="P57">if test "$pass" != "tom"</text:p>
      <text:p text:style-name="P57">then</text:p>
      <text:p text:style-name="P57"><text:tab/>echo "Wrong password!"</text:p>
      <text:p text:style-name="P57">fi</text:p>
      <text:h text:style-name="P89" text:outline-level="2">File attributes comparisons</text:h>
      <text:p text:style-name="P26">Use the following file comparisons to test various file attributes. You can use the test command or conditional expression using [.</text:p>
      <text:p text:style-name="P57">-<text:span text:style-name="T19">f</text:span> file</text:p>
      <text:p text:style-name="P26">True if file exists.</text:p>
      <text:p text:style-name="P26">Example</text:p>
      <text:p text:style-name="P57">[ -<text:span text:style-name="T19">f</text:span> /etc/resolv.conf ] &amp;&amp; echo "File found" || echo "Not found"</text:p>
      <text:p text:style-name="P26"/>
      <text:p text:style-name="P57">-d dir</text:p>
      <text:p text:style-name="P26">True if file exists and is a directory.</text:p>
      <text:p text:style-name="P26"/>
      <text:p text:style-name="P67">Example</text:p>
      <text:p text:style-name="P57">#!/bin/bash</text:p>
      <text:p text:style-name="P57">DEST=/backup</text:p>
      <text:p text:style-name="P57">SRC=/home</text:p>
      <text:p text:style-name="P57"># Make sure backup dir exits</text:p>
      <text:p text:style-name="P57">[ ! -d $DEST ] &amp;&amp; mkdir -p $DEST</text:p>
      <text:p text:style-name="P57"># If source directory does not exits, die...</text:p>
      <text:p text:style-name="P57">[ ! -d $SRC ] &amp;&amp; { echo "$SRC directory not found. Cannot make backup</text:p>
      <text:p text:style-name="P57">to $DEST"; exit 1; }</text:p>
      <text:p text:style-name="P57"># Okay, dump backup using tar</text:p>
      <text:p text:style-name="P57">echo "Backup directory $DEST..."</text:p>
      <text:p text:style-name="P57">echo "Source directory $SRC..."</text:p>
      <text:p text:style-name="P57">/bin/tar zcf $SRC $DEST/backup.tar.gz 2&gt;/dev/null</text:p>
      <text:p text:style-name="P57"># Find out if backup failed or not</text:p>
      <text:p text:style-name="P6"/>
      <text:h text:style-name="P75" text:outline-level="1">The exit status</text:h>
      <text:h text:style-name="P90" text:outline-level="2">The exit status of a command</text:h>
      <text:p text:style-name="P10">Each Linux command returns a status when it terminates normally or abnormally. You can use command exit status</text:p>
      <text:p text:style-name="P10">in the shell script to display an error message or take some sort of action. For example, if tar command is unsuccessful, it returns a code which tells the shell script to send an e-mail to sys admin.</text:p>
      <text:p text:style-name="P10">Exit Status</text:p>
      <text:list xml:id="list3949762053" text:style-name="L6">
        <text:list-item>
          <text:p text:style-name="P104">Every Linux command executed by the shell script or user, has an exit status.</text:p>
        </text:list-item>
        <text:list-item>
          <text:p text:style-name="P104">The exit status is an integer number.</text:p>
        </text:list-item>
        <text:list-item>
          <text:p text:style-name="P104">The Linux man pages stats the exit statuses of each command.</text:p>
        </text:list-item>
        <text:list-item>
          <text:p text:style-name="P104">0 exit status means the command was successful without any errors.</text:p>
        </text:list-item>
        <text:list-item>
          <text:p text:style-name="P104">A non-zero (1-255 values) exit status means command was failure.</text:p>
        </text:list-item>
        <text:list-item>
          <text:p text:style-name="P104">You can use special shell variable called ? to get the exit status of the previously executed command. To print ? variable use the echo command:</text:p>
        </text:list-item>
      </text:list>
      <text:p text:style-name="Código">echo $?</text:p>
      <text:p text:style-name="Código">date # run date command</text:p>
      <text:p text:style-name="Código">echo $? # print exit status</text:p>
      <text:p text:style-name="Código">foobar123 # not a valid command</text:p>
      <text:p text:style-name="Código">echo $? # print exit status</text:p>
      <text:h text:style-name="P86" text:outline-level="2"/>
      <text:h text:style-name="P96" text:outline-level="2">How Do I See Exit Status Of The Command?</text:h>
      <text:p text:style-name="P10">Type the following command:</text:p>
      <text:p text:style-name="Código">date</text:p>
      <text:p text:style-name="P10">To view exist status of date command, enter:</text:p>
      <text:p text:style-name="Código">echo $?</text:p>
      <text:p text:style-name="P10">Sample Output:</text:p>
      <text:p text:style-name="Código">0</text:p>
      <text:h text:style-name="P94" text:outline-level="2">Exit command</text:h>
      <text:p text:style-name="P29">The syntax is as follows:</text:p>
      <text:p text:style-name="Código">exit N</text:p>
      <text:list xml:id="list3305329816" text:style-name="L7">
        <text:list-item>
          <text:p text:style-name="P108">The exit statement is used to exit from the shell script with a status of N.</text:p>
        </text:list-item>
        <text:list-item>
          <text:p text:style-name="P108">Use the exit statement to indicate successful or unsuccessful shell script termination.</text:p>
        </text:list-item>
        <text:list-item>
          <text:p text:style-name="P108">The value of N can be used by other commands or shell scripts to take their own action.</text:p>
        </text:list-item>
        <text:list-item>
          <text:p text:style-name="P108">If N is omitted, the exit status is that of the last command executed.</text:p>
        </text:list-item>
        <text:list-item>
          <text:p text:style-name="P108">Use the exit statement to terminate shell script upon an error.</text:p>
        </text:list-item>
        <text:list-item>
          <text:p text:style-name="P108">If N is set to 0 means normal shell exit. </text:p>
        </text:list-item>
      </text:list>
      <text:p text:style-name="Código">#!/bin/bash</text:p>
      <text:p text:style-name="Código">echo "This is a test."</text:p>
      <text:p text:style-name="Código"># Terminate our shell script with success message</text:p>
      <text:p text:style-name="Código">exit 0</text:p>
      <text:h text:style-name="P76" text:outline-level="1">Shell command line parameters</text:h>
      <text:h text:style-name="P91" text:outline-level="2">What is a command line argument?</text:h>
      <text:p text:style-name="P11">A command line argument is nothing but an argument sent to a program being called. A program can take any number of command line arguments. </text:p>
      <text:p text:style-name="P11">For example, type the following command:</text:p>
      <text:p text:style-name="Código">ls grate_stories_of</text:p>
      <text:p text:style-name="P11">Sample Outputs:</text:p>
      <text:p text:style-name="Código">grate_stories_of: No such file or directory.</text:p>
      <text:p text:style-name="P11">ls is the name of an actual command and shell executed this command when you type command at shell prompt. The first word on the command line is:</text:p>
      <text:list xml:id="list2741391636" text:style-name="L8">
        <text:list-item>
          <text:p text:style-name="P105">ls - name of the command to be executed.</text:p>
        </text:list-item>
        <text:list-item>
          <text:p text:style-name="P105">Everything else on command line is taken as arguments to this command.</text:p>
        </text:list-item>
      </text:list>
      <text:p text:style-name="P11"/>
      <text:p text:style-name="P68">Consider the following example:</text:p>
      <text:p text:style-name="Código">tail +10 /path/to/file.txt</text:p>
      <text:list xml:id="list2471841499" text:style-name="L9">
        <text:list-item>
          <text:p text:style-name="P109">tail : command name.</text:p>
        </text:list-item>
        <text:list-item>
          <text:p text:style-name="P109">+10 /path/to/file.txt : The arguments.</text:p>
        </text:list-item>
      </text:list>
      <text:h text:style-name="Heading_20_2" text:outline-level="2">How to use positional parameters</text:h>
      <text:p text:style-name="P27">All command line parameters ( positional parameters ) are available via special shell variable $1, $2, $3,...,$9.</text:p>
      <text:p text:style-name="P27">Create a simple shell script:</text:p>
      <text:p text:style-name="Código">#!/bin/bash</text:p>
      <text:p text:style-name="Código">echo "The script name : $0"</text:p>
      <text:p text:style-name="Código">echo "The value of the first argument to the script : $1"</text:p>
      <text:p text:style-name="Código">echo "The value of the second argument to the script : $2"</text:p>
      <text:p text:style-name="Código">echo "The value of the third argument to the script : $3"</text:p>
      <text:p text:style-name="Código">echo "The number of arguments passed to the script : $#"</text:p>
      <text:p text:style-name="Código">echo "The value of all command-line arguments (\$* version) : $*"</text:p>
      <text:p text:style-name="Código">echo "The value of all command-line arguments (\$@ version) : $@"</text:p>
      <text:h text:style-name="P77" text:outline-level="1">FOR Loop</text:h>
      <text:h text:style-name="P92" text:outline-level="2">The for loop statement</text:h>
      <text:p text:style-name="P12">Bash shell can repeat particular instruction again and again, until particular condition satisfies. A group of instruction that is executed repeatedly is called a loop. Bash supports:</text:p>
      <text:list xml:id="list3329353703" text:style-name="L10">
        <text:list-item>
          <text:p text:style-name="P106">The for loop</text:p>
        </text:list-item>
        <text:list-item>
          <text:p text:style-name="P106">The while loop</text:p>
        </text:list-item>
      </text:list>
      <text:p text:style-name="P12">Each and every loop must:</text:p>
      <text:list xml:id="list1741690568" text:style-name="L11">
        <text:list-item>
          <text:p text:style-name="P107">First, the variable used in loop condition must be initialized, then execution of the loop begins.</text:p>
        </text:list-item>
        <text:list-item>
          <text:p text:style-name="P107">A test (condition) is made at the beginning of each iteration.</text:p>
        </text:list-item>
        <text:list-item>
          <text:p text:style-name="P107">The body of loop ends with a statement that modifies the value of the test (condition) variable.</text:p>
        </text:list-item>
        <text:list-item>
          <text:p text:style-name="P107">Repeatedly execute a block of statements.</text:p>
        </text:list-item>
      </text:list>
      <text:h text:style-name="P86" text:outline-level="2"/>
      <text:h text:style-name="P96" text:outline-level="2">The for loop syntax</text:h>
      <text:p text:style-name="P12">The for loop syntax is as follows:</text:p>
      <text:p text:style-name="Código">for var in item1 item2 ... itemN</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2">The for loop variable's contents syntax:</text:p>
      <text:p text:style-name="Código">for var in $fileNames</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2">The for loop command substitution syntax:</text:p>
      <text:p text:style-name="Código">for var in $(Linux-command-name)</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2">The for loop three-expression syntax ( this type of for loop share a common heritage with the C programming language ):</text:p>
      <text:p text:style-name="Código">for (( EXP1; EXP2; EXP3 ))</text:p>
      <text:p text:style-name="Código">do</text:p>
      <text:p text:style-name="Código"><text:tab/>command1</text:p>
      <text:p text:style-name="Código"><text:tab/>command2</text:p>
      <text:p text:style-name="Código"><text:tab/>command3</text:p>
      <text:p text:style-name="Código">done</text:p>
      <text:p text:style-name="P12">The above syntax is characterized by a three-parameter loop control expression; consisting of an initializer (EXP1), a loop-test or condition (EXP2), and a counting expression (EXP3).</text:p>
      <text:h text:style-name="P86" text:outline-level="2"/>
      <text:h text:style-name="P96" text:outline-level="2">For examples</text:h>
      <text:p text:style-name="P12">Example</text:p>
      <text:p text:style-name="Código">#!/bin/bash</text:p>
      <text:p text:style-name="Código">for i in 1 2 3 4 5</text:p>
      <text:p text:style-name="Código">do</text:p>
      <text:p text:style-name="Código"><text:tab/>echo "Welcome $i times."</text:p>
      <text:p text:style-name="Código">done</text:p>
      <text:p text:style-name="Text_20_body">Example</text:p>
      <text:p text:style-name="P58">#!/bin/bash</text:p>
      <text:p text:style-name="P58"># A simple shell script to print list of cars</text:p>
      <text:p text:style-name="P58">for car in bmw ford toyota nissan</text:p>
      <text:p text:style-name="P58">do</text:p>
      <text:p text:style-name="P58"><text:tab/>echo "Value of car is: $car"</text:p>
      <text:p text:style-name="P58">done</text:p>
      <text:p text:style-name="Text_20_body">Example</text:p>
      <text:p text:style-name="P58">#!/bin/bash</text:p>
      <text:p text:style-name="P58"># A simple shell script to run commands</text:p>
      <text:p text:style-name="P58">for command in date pwd df</text:p>
      <text:p text:style-name="P58">do</text:p>
      <text:p text:style-name="P58"><text:tab/>echo "*** The output of $command command &gt;"</text:p>
      <text:p text:style-name="P58"><text:tab/>#run command</text:p>
      <text:p text:style-name="P58"><text:tab/>$command</text:p>
      <text:p text:style-name="P58">done</text:p>
      <text:p text:style-name="Text_20_body">Example</text:p>
      <text:p text:style-name="P59">#!/bin/bash</text:p>
      <text:p text:style-name="P59"># A shell script to verify user password database</text:p>
      <text:p text:style-name="P59">files="/etc/passwd /etc/group /etc/shadow /etc/gshdow"</text:p>
      <text:p text:style-name="P59">for f in $files</text:p>
      <text:p text:style-name="P59">do</text:p>
      <text:p text:style-name="P59"><text:tab/>[ -f $f ] &amp;&amp; echo "$f file found" || echo "*** Error - $f file missing."</text:p>
      <text:p text:style-name="P59">done</text:p>
      <text:h text:style-name="P95" text:outline-level="2"/>
      <text:h text:style-name="P98" text:outline-level="2">Nested for loops</text:h>
      <text:p text:style-name="Text_20_body">Nested for loops means loop within loop. They are useful for when you want to repeat something <text:span text:style-name="T21">several</text:span> times for several things. </text:p>
      <text:p text:style-name="Text_20_body">For example:</text:p>
      <text:p text:style-name="P59">#!/bin/bash</text:p>
      <text:p text:style-name="P59"># A shell script to print each number five times.</text:p>
      <text:p text:style-name="P59">for (( i = 1; i &lt;= 5; i++ )) ### Outer for loop ###</text:p>
      <text:p text:style-name="P59">do</text:p>
      <text:p text:style-name="P59"><text:tab/>for (( j = 1 ; j &lt;= 5; j++ )) ### Inner for loop ###</text:p>
      <text:p text:style-name="P59"><text:tab/>do</text:p>
      <text:p text:style-name="P59"><text:tab/><text:tab/>echo -n "$i "</text:p>
      <text:p text:style-name="P59"><text:tab/>done</text:p>
      <text:p text:style-name="P59">echo "" #### print the new line ###</text:p>
      <text:p text:style-name="P60">done</text:p>
      <text:h text:style-name="Heading_20_1" text:outline-level="1"><text:span text:style-name="T16">While</text:span><text:span text:style-name="T15"> Loop</text:span></text:h>
      <text:h text:style-name="P93" text:outline-level="2">The while loop syntax</text:h>
      <text:p text:style-name="P13">The syntax is:</text:p>
      <text:p text:style-name="Código">while [ condition ]</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Command1..commandN will executes while a condition is true.</text:p>
      <text:p text:style-name="P28"><text:span text:style-name="T15">W</text:span><text:span text:style-name="T14">hile loop example:</text:span></text:p>
      <text:p text:style-name="Código">#!/bin/bash</text:p>
      <text:p text:style-name="Código"># set n to 1</text:p>
      <text:p text:style-name="Código">n=1</text:p>
      <text:p text:style-name="Código"># continue until $n equals 5</text:p>
      <text:p text:style-name="Código">while [ $n -le 5 ]</text:p>
      <text:p text:style-name="Código">do</text:p>
      <text:p text:style-name="Código"><text:tab/>echo "Welcome $n times."</text:p>
      <text:p text:style-name="Código"><text:tab/>n=$(( n+1 )) # increments $n</text:p>
      <text:p text:style-name="Código">done</text:p>
      <text:p text:style-name="Text_20_body"/>
      <text:p text:style-name="P65">Infinite While loop example:</text:p>
      <text:p text:style-name="P61">#!/bin/bash</text:p>
      <text:p text:style-name="P61">while true</text:p>
      <text:p text:style-name="P61">do</text:p>
      <text:p text:style-name="P61"><text:tab/>echo "Do something; hit [CTRL+C] to stop!"</text:p>
      <text:p text:style-name="P61">done</text:p>
      <text:h text:style-name="P81" text:outline-level="1"><text:span text:style-name="T15">U</text:span><text:span text:style-name="T14">seful programs to create scripts</text:span></text:h>
      <text:p text:style-name="P38">There are a <text:span text:style-name="T29">several</text:span> of programs that are widely used <text:span text:style-name="T29">to </text:span>creat<text:span text:style-name="T29">e</text:span> scripts. </text:p>
      <text:p text:style-name="P38">All these programs are very powerful and require a detailed analysis that escapes the content of this documentation. Research on them <text:span text:style-name="T32">if you think they can be useful in your scripts.</text:span></text:p>
      <text:p text:style-name="P38">The list is very long, but by way of summary, we can include: </text:p>
      <text:p text:style-name="Text_20_body">- <text:span text:style-name="T23">grep:</text:span> <text:span text:style-name="T29">it </text:span>is used to search for text from a file or another command's output. It can return the lines where it finds a match or the lines where it doesn't.</text:p>
      <text:p text:style-name="Código">&gt; cat file.<text:span text:style-name="T29">txt</text:span></text:p>
      <text:p text:style-name="Código">THIS IS THE FIRST LINE</text:p>
      <text:p text:style-name="Código">Second line</text:p>
      <text:p text:style-name="Código">I like Computer Systems</text:p>
      <text:p text:style-name="Código"/>
      <text:p text:style-name="Código">&gt; grep "Computer" file</text:p>
      <text:p text:style-name="Código">I like Computer Systems</text:p>
      <text:p text:style-name="Text_20_body"/>
      <text:p text:style-name="Text_20_body">- <text:span text:style-name="T23">cut</text:span>: <text:span text:style-name="T29">it</text:span> remove<text:span text:style-name="T29">s</text:span> or "cut out" sections of each line of a file or files. <text:span text:style-name="T29">Usually we indicate “delimitator” (-d) and which field (-f n) we want to obtain.</text:span></text:p>
      <text:p text:style-name="Código">&gt; cut -d" " -f 3 file.txt </text:p>
      <text:p text:style-name="Código">THE</text:p>
      <text:p text:style-name="Código"/>
      <text:p text:style-name="Código">Computer</text:p>
      <text:p text:style-name="P35">Note: THE is 3<text:span text:style-name="T30">rd</text:span> field of line 1, in line 2 there isn’t second field and in line 3 Computer is the 3<text:span text:style-name="T30">rd</text:span> field.</text:p>
      <text:p text:style-name="Text_20_body">- <text:span text:style-name="T23">ps:</text:span> report a snapshot of the current processes <text:span text:style-name="T29">in the system</text:span>.</text:p>
      <text:p text:style-name="Código">ps aux</text:p>
      <text:p text:style-name="Text_20_body"/>
      <text:p text:style-name="Text_20_body">- <text:span text:style-name="T24">tr</text:span><text:span text:style-name="T29">: </text:span>tr utility copies the standard input to the standard output with substitution or deletion of selected characters.</text:p>
      <text:p text:style-name="Código">&gt; tr "[:lower:]" "[:upper:]" &lt; file.txt</text:p>
      <text:p text:style-name="Código"/>
      <text:p text:style-name="Código">&gt; cat file</text:p>
      <text:p text:style-name="Código">THIS IS THE FIRST LINE</text:p>
      <text:p text:style-name="Código">SECOND LINE</text:p>
      <text:p text:style-name="Código">I LIKE COMPUTER SYSTEMS</text:p>
      <text:p text:style-name="Text_20_body"><text:soft-page-break/></text:p>
      <text:p text:style-name="P36">Example of tr to replace a character</text:p>
      <text:p text:style-name="P63"><text:span text:style-name="T31">&gt; </text:span>tr '<text:span text:style-name="T31">I</text:span>' '<text:span text:style-name="T31">A</text:span>' &lt;<text:span text:style-name="T31">file</text:span>.txt<text:line-break/></text:p>
      <text:p text:style-name="P64">&gt; cat file</text:p>
      <text:p text:style-name="P64">TH<text:span text:style-name="T31">A</text:span>S <text:span text:style-name="T31">A</text:span>S THE F<text:span text:style-name="T31">A</text:span>RST L<text:span text:style-name="T31">A</text:span>NE</text:p>
      <text:p text:style-name="P64">Second line</text:p>
      <text:p text:style-name="P64"><text:span text:style-name="T31">A</text:span> like Computer Systems</text:p>
      <text:p text:style-name="Text_20_body"/>
      <text:p text:style-name="Text_20_body">- <text:span text:style-name="T25">kill</text:span><text:span text:style-name="T32">: </text:span>kill is used to send a signal to a process. <text:span text:style-name="T32">Although it’s name, it is not only for killing programs, there can be signals of other kinds. The most used signal is signal 9 (to kill a program).</text:span></text:p>
      <text:p text:style-name="Código">Kill -9 <text:span text:style-name="T32">300</text:span></text:p>
      <text:p text:style-name="P37">Note 300 is PID (Process Identifier) of a running program.</text:p>
      <text:p text:style-name="Text_20_body"/>
      <text:p text:style-name="Text_20_body">- <text:span text:style-name="T23">awk: </text:span>AWK is an interpreted programming language which focuses on processing text. It was designed to execute complex pattern-matching operations on streams of textual data</text:p>
      <text:p text:style-name="Text_20_body"/>
      <text:p text:style-name="Código">awk 'length($0) &lt; 12' file.txt</text:p>
      <text:p text:style-name="Código">Second line</text:p>
      <text:p text:style-name="Text_20_body"/>
      <text:h text:style-name="P78" text:outline-level="1">Regular expressions</text:h>
      <text:p text:style-name="Text_20_body">Regular expressions are combinations of characters that can be expanded matching complex patterns. It is one of the most powerful utilities of <text:span text:style-name="T32">L</text:span>inux.</text:p>
      <text:p text:style-name="P38"><text:span text:style-name="T32">Regular expressions a</text:span>re very powerful and require a detailed analysis that escapes the content of this documentation. Research on them <text:span text:style-name="T32">if you think they can be useful in your scripts.</text:span></text:p>
      <text:p text:style-name="Text_20_body"/>
      <text:p text:style-name="P37">Examples of regular expressions:</text:p>
      <text:p text:style-name="Text_20_body"/>
      <text:p text:style-name="Text_20_body"><text:span text:style-name="T32">- </text:span>^ matches start of string</text:p>
      <text:p text:style-name="Código">&gt; grep ^S &lt; file.txt</text:p>
      <text:p text:style-name="Código">Second line</text:p>
      <text:p text:style-name="P37">Lines starting in S.</text:p>
      <text:p text:style-name="P37"/>
      <text:p text:style-name="Text_20_body"><text:span text:style-name="T32">- </text:span>$ matches end of string</text:p>
      <text:p text:style-name="Código">&gt; grep E$ &lt; file.txt</text:p>
      <text:p text:style-name="Código">THIS IS THE FIRST LINE</text:p>
      <text:p text:style-name="P37">Lines ending in E.</text:p>
      <text:p text:style-name="P37"><text:soft-page-break/></text:p>
      <text:p text:style-name="Text_20_body">[ ] Indicates a range of characters. For example to indicate all those lines ending with a lowercase letter or a number.</text:p>
      <text:p text:style-name="Código">&gt; grep [a-z0-9]$ &lt; file.txt</text:p>
      <text:p text:style-name="Código">Second line</text:p>
      <text:p text:style-name="Código">I like Computer Systems</text:p>
      <text:p text:style-name="P37">Lines ending in lowercase letter or number.</text:p>
      <text:h text:style-name="Heading_20_1" text:outline-level="1">Additional material</text:h>
      <text:p text:style-name="P5">[1] Glossary. </text:p>
      <text:p text:style-name="P5">[2] Exercises</text:p>
      <text:h text:style-name="P74" text:outline-level="1">Bibliography</text:h>
      <text:p text:style-name="P7">[1] <text:s/><text:span text:style-name="T20">“Linux Shell Scripting Tutorial - A Beginner's handbook”, obtained in </text:span></text:p>
      <text:p text:style-name="P30"><text:a xlink:type="simple" xlink:href="http://bash.cyberciti.biz/guide/Main_Page" text:style-name="Internet_20_link" text:visited-style-name="Visited_20_Internet_20_Link">http://bash.cyberciti.biz/guide/Main_Page</text:a></text:p>
      <text:p text:style-name="P33"><text:span text:style-name="T26">[2] </text:span><text:a xlink:type="simple" xlink:href="https://www.shellscript.sh/" text:style-name="Internet_20_link" text:visited-style-name="Visited_20_Internet_20_Link">https://www.shellscript.sh/</text:a></text:p>
      <text:p text:style-name="P33"><text:span text:style-name="T26">[3] </text:span><text:a xlink:type="simple" xlink:href="http://linuxcommand.org/lc3_writing_shell_scripts.php" text:style-name="Internet_20_link" text:visited-style-name="Visited_20_Internet_20_Link">http://linuxcommand.org/lc3_writing_shell_scripts.php</text:a></text:p>
      <text:p text:style-name="P31"/>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Apple SD Gothic Neo" svg:font-family="'Apple SD Gothic Ne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officeooo:rsid="002c4267"/>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language="en" fo:country="US" fo:font-weight="normal" officeooo:rsid="0034d07f"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2"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 text:name="NumeroTema"/>
          <text:user-field-decl office:value-type="string" office:string-value="Scripting (Based on Vivek Gite work)" text:name="Tema"/>
        </text:user-field-decls>
        <text:p text:style-name="MP1"><text:span text:style-name="MT1"><text:tab/><text:tab/>UD0</text:span><text:span text:style-name="MT1"><text:user-field-get text:name="NumeroTema">12</text:user-field-get></text:span><text:span text:style-name="MT1">. </text:span><text:span text:style-name="MT1"><text:user-field-get text:name="Tema">Scripting (Based on Vivek Gite work)</text:user-field-get></text:span></text:p>
      </style:header>
      <style:footer>
        <text:user-field-decls>
          <text:user-field-decl office:value-type="string" office:string-value="12" text:name="NumeroTema"/>
        </text:user-field-decls>
        <text:p text:style-name="MP2"><text:span text:style-name="MT1">CGFS. Desarrollo de </text:span>Aplicaciones<text:span text:style-name="MT1"> WEB<text:tab/><text:tab/></text:span><text:span text:style-name="MT1"><text:user-field-get text:name="NumeroTema">12</text:user-field-get></text:span><text:span text:style-name="MT1">.</text:span><text:span text:style-name="MT1"><text:page-number text:select-page="current">23</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8T00:12:58.489000000</meta:creation-date>
    <meta:editing-duration>P5DT12H15M3S</meta:editing-duration>
    <meta:editing-cycles>179</meta:editing-cycles>
    <meta:generator>LibreOffice/6.3.1.2$Linux_X86_64 LibreOffice_project/30$Build-2</meta:generator>
    <dc:title>Plantilla CEED</dc:title>
    <dc:date>2019-09-27T13:23:22.156770503</dc:date>
    <meta:print-date>2017-04-16T07:52:42.643000000</meta:print-date>
    <meta:document-statistic meta:table-count="0" meta:image-count="1" meta:object-count="0" meta:page-count="23" meta:paragraph-count="690" meta:word-count="4218" meta:character-count="23910" meta:non-whitespace-character-count="20215"/>
    <meta:template xlink:type="simple" xlink:actuate="onRequest" xlink:title="Plantilla CEED" xlink:href="../../../SergiAmic/AppData/Roaming/LibreOffice/4/user/template/Plantilla%20CEED.ott" meta:date="2016-09-18T00:12:58.040000000"/>
  </office:meta>
</office:document-meta>
</file>